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8.509cm"/>
    </style:style>
    <style:style style:name="co5" style:family="table-column">
      <style:table-column-properties fo:break-before="auto" style:column-width="13.621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8.809cm"/>
    </style:style>
    <style:style style:name="co9" style:family="table-column">
      <style:table-column-properties fo:break-before="auto" style:column-width="5.694cm"/>
    </style:style>
    <style:style style:name="co10" style:family="table-column">
      <style:table-column-properties fo:break-before="auto" style:column-width="5.447cm"/>
    </style:style>
    <style:style style:name="co11" style:family="table-column">
      <style:table-column-properties fo:break-before="auto" style:column-width="9.758cm"/>
    </style:style>
    <style:style style:name="co12" style:family="table-column">
      <style:table-column-properties fo:break-before="auto" style:column-width="7.415cm"/>
    </style:style>
    <style:style style:name="co13" style:family="table-column">
      <style:table-column-properties fo:break-before="auto" style:column-width="9.384cm"/>
    </style:style>
    <style:style style:name="co14" style:family="table-column">
      <style:table-column-properties fo:break-before="auto" style:column-width="15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Ordre du jou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our le participant 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participant_qual</text:p>
          </table:table-cell>
          <table:table-cell table:style-name="ce2" office:value-type="string">
            <text:p>Civilit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participant_nom</text:p>
          </table:table-cell>
          <table:table-cell table:style-name="ce2" office:value-type="string">
            <text:p>Nom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participant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commission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_time</text:p>
          </table:table-cell>
          <table:table-cell office:value-type="string">
            <text:p>Heure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</text:p>
          </table:table-cell>
          <table:table-cell office:value-type="string">
            <text:p>Jour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salle</text:p>
          </table:table-cell>
          <table:table-cell office:value-type="string">
            <text:p>Salle où aura lieu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observations</text:p>
          </table:table-cell>
          <table:table-cell office:value-type="string">
            <text:p>Observ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lieuseance</text:p>
          </table:table-cell>
          <table:table-cell office:value-type="string">
            <text:p>Lieu de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adresseseance</text:p>
          </table:table-cell>
          <table:table-cell office:value-type="string">
            <text:p>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codepostalseance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villeseanc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tatcommissionep</text:p>
          </table:table-cell>
          <table:table-cell office:value-type="string">
            <text:p>Ét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raisonannulation</text:p>
          </table:table-cell>
          <table:table-cell office:value-type="string">
            <text:p>Raison de l'annul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'EP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regroupement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regroupement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Dossier d'EP de la personne :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commune</text:p>
          </table:table-cell>
          <table:table-cell office:value-type="string">
            <text:p>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contratscomplexeseps93</text:p>
          </table:table-cell>
          <table:table-cell office:value-type="string">
            <text:p>Nombre de dossiers pour la thématique contratcomplexe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nonorientationsproseps93</text:p>
          </table:table-cell>
          <table:table-cell office:value-type="string">
            <text:p>Nombre de dossiers pour la thématique nonorientationpro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nonrespectssanctionseps93</text:p>
          </table:table-cell>
          <table:table-cell office:value-type="string">
            <text:p>Nombre de dossiers pour la thématique nonrespectsanction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reorientationseps93</text:p>
          </table:table-cell>
          <table:table-cell office:value-type="string">
            <text:p>Nombre de dossiers pour la thématique reorientation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signalementseps93</text:p>
          </table:table-cell>
          <table:table-cell office:value-type="string">
            <text:p>Nombre de dossiers pour la thématique signalementep93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/>
          <table:table-cell office:value-type="string">
            <text:p>total</text:p>
          </table:table-cell>
          <table:table-cell office:value-type="string">
            <text:p>Nombre total de dossiers pour une commu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ssierseps</text:p>
          </table:table-cell>
          <table:table-cell table:style-name="ce2"/>
          <table:table-cell office:value-type="string">
            <text:p>passagecommissionep_etatdossierep</text:p>
          </table:table-cell>
          <table:table-cell office:value-type="string">
            <text:p>État du dossier pour son passage en commission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Default" office:value-type="string">
            <text:p>Synthèse des donné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dossierep_themeep</text:p>
          </table:table-cell>
          <table:table-cell table:style-name="Default" office:value-type="string">
            <text:p>Thème du dossier d'EP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foyer_sitfam</text:p>
          </table:table-cell>
          <table:table-cell table:style-name="Default" office:value-type="string">
            <text:p>Situation familiale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dossier_dtdemrsa</text:p>
          </table:table-cell>
          <table:table-cell table:style-name="Default" office:value-type="string">
            <text:p>Date de la demande de RSA du demandeur qui passe en EP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serviceinstructeur_lib_service</text:p>
          </table:table-cell>
          <table:table-cell table:style-name="Default" office:value-type="string">
            <text:p>Service instructeur du demandeur qui passe en EP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orientstruct_date_valid</text:p>
          </table:table-cell>
          <table:table-cell table:style-name="Default" office:value-type="string">
            <text:p>Orientation du demandeur qui passe en EP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historiqueetatpe_inscritpe</text:p>
          </table:table-cell>
          <table:table-cell table:style-name="Default" office:value-type="string">
            <text:p>Est-ce que le demandeur est inscrit à Pôle Emploi ?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ichessynthetiques</text:p>
          </table:table-cell>
          <table:table-cell table:style-name="Default"/>
          <table:table-cell table:style-name="Default" office:value-type="string">
            <text:p>adresse_locaadr</text:p>
          </table:table-cell>
          <table:table-cell table:style-name="Default" office:value-type="string">
            <text:p>Ville du demandeu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éponses des membres :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ponses_remplacepar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decli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nonrenseig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èse" table:style-name="ta1" table:print="false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dossier d'EP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ossierep_themeep</text:p>
          </table:table-cell>
          <table:table-cell office:value-type="string">
            <text:p>Nom de la thématiq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personn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qual</text:p>
          </table:table-cell>
          <table:table-cell office:value-type="string">
            <text:p>Civilité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</text:p>
          </table:table-cell>
          <table:table-cell office:value-type="string">
            <text:p>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</text:p>
          </table:table-cell>
          <table:table-cell office:value-type="string">
            <text:p>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nai</text:p>
          </table:table-cell>
          <table:table-cell office:value-type="string">
            <text:p>Nom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2</text:p>
          </table:table-cell>
          <table:table-cell office:value-type="string">
            <text:p>Second 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renom3</text:p>
          </table:table-cell>
          <table:table-cell office:value-type="string">
            <text:p>Troisième prénom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omcomnai</text:p>
          </table:table-cell>
          <table:table-cell office:value-type="string">
            <text:p>Nom de la commune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nai</text:p>
          </table:table-cell>
          <table:table-cell office:value-type="string">
            <text:p>Date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rgnai</text:p>
          </table:table-cell>
          <table:table-cell office:value-type="string">
            <text:p>Rang de naissanc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typedtnai</text:p>
          </table:table-cell>
          <table:table-cell office:value-type="string">
            <text:p>Quelles parties de la date de naissance sont connu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ir</text:p>
          </table:table-cell>
          <table:table-cell office:value-type="string">
            <text:p>NIR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topvalec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sexe</text:p>
          </table:table-cell>
          <table:table-cell office:value-type="string">
            <text:p>Sex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at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nat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pieecpr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idassedic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agenpoleemplo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dtinscpoleemplo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fixe</text:p>
          </table:table-cell>
          <table:table-cell office:value-type="string">
            <text:p>Numéro de téléphone fix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personne_numport</text:p>
          </table:table-cell>
          <table:table-cell office:value-type="string">
            <text:p>Numéro de téléphone portable de la person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ossier_matricu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ossier_dtdemrsa</text:p>
          </table:table-cell>
          <table:table-cell office:value-type="string">
            <text:p>Date de la demande de RS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foyer_sitfam</text:p>
          </table:table-cell>
          <table:table-cell office:value-type="string">
            <text:p>Situation familia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dresse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adresse_locaadr</text:p>
          </table:table-cell>
          <table:table-cell table:style-name="Default"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adresse_numcomptt</text:p>
          </table:table-cell>
          <table:table-cell office:value-type="string">
            <text:p>Numéro de comune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adresse_codepos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serviceinstructeur_lib_service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orientstruct_date_valid</text:p>
          </table:table-cell>
          <table:table-cell table:style-name="Default" office:value-type="string">
            <text:p>Date de validation de l'orientation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>
            <text:p>historiqueetatpe_inscritpe</text:p>
          </table:table-cell>
          <table:table-cell table:style-name="Default" office:value-type="string">
            <text:p>La personne est inscrite à Pôle Emploi ?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itation" table:style-name="ta1" table:print="false">
        <table:table-column table:style-name="co1" table:default-cell-style-name="ce1"/>
        <table:table-column table:style-name="co6" table:default-cell-style-name="ce1"/>
        <table:table-column table:style-name="co3" table:default-cell-style-name="ce2"/>
        <table:table-column table:style-name="co9" table:default-cell-style-name="Default"/>
        <table:table-column table:style-name="co10" table:default-cell-style-name="ce1"/>
        <table:table-row table:style-name="ro1"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>
            <text:p>Section</text:p>
          </table:table-cell>
          <table:table-cell table:style-name="ce1" office:value-type="string">
            <text:p>A quoi correspondent les variables ?</text:p>
          </table:table-cell>
          <table:table-cell table:style-name="ce1" office:value-type="string">
            <text:p>Nom de la variable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>
            <text:p>Pour la commission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commissionep_identifiant</text:p>
          </table:table-cell>
          <table:table-cell office:value-type="string">
            <text:p>Identifiant</text:p>
          </table:table-cell>
        </table:table-row>
        <table:table-row table:style-name="ro1">
          <table:table-cell table:number-columns-repeated="3"/>
          <table:table-cell office:value-type="string">
            <text:p>commissionep_name</text:p>
          </table:table-cell>
          <table:table-cell office:value-type="string">
            <text:p>Nom</text:p>
          </table:table-cell>
        </table:table-row>
        <table:table-row table:style-name="ro1">
          <table:table-cell table:number-columns-repeated="3"/>
          <table:table-cell office:value-type="string">
            <text:p>commissionep_dateseance_time</text:p>
          </table:table-cell>
          <table:table-cell office:value-type="string">
            <text:p>Heure de début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dateseance</text:p>
          </table:table-cell>
          <table:table-cell office:value-type="string">
            <text:p>Jour de début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salle</text:p>
          </table:table-cell>
          <table:table-cell office:value-type="string">
            <text:p>Salle où aura lieu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observations</text:p>
          </table:table-cell>
          <table:table-cell office:value-type="string">
            <text:p>Observations</text:p>
          </table:table-cell>
        </table:table-row>
        <table:table-row table:style-name="ro1">
          <table:table-cell table:number-columns-repeated="3"/>
          <table:table-cell office:value-type="string">
            <text:p>commissionep_lieuseance</text:p>
          </table:table-cell>
          <table:table-cell office:value-type="string">
            <text:p>Lieu de la commission</text:p>
          </table:table-cell>
        </table:table-row>
        <table:table-row table:style-name="ro1">
          <table:table-cell table:number-columns-repeated="3"/>
          <table:table-cell office:value-type="string">
            <text:p>commissionep_adresseseance</text:p>
          </table:table-cell>
          <table:table-cell office:value-type="string">
            <text:p>Adresse</text:p>
          </table:table-cell>
        </table:table-row>
        <table:table-row table:style-name="ro1">
          <table:table-cell table:number-columns-repeated="3"/>
          <table:table-cell office:value-type="string">
            <text:p>commissionep_codepostalseance</text:p>
          </table:table-cell>
          <table:table-cell office:value-type="string">
            <text:p>Code postal</text:p>
          </table:table-cell>
        </table:table-row>
        <table:table-row table:style-name="ro1">
          <table:table-cell table:number-columns-repeated="3"/>
          <table:table-cell office:value-type="string">
            <text:p>commissionep_villeseance</text:p>
          </table:table-cell>
          <table:table-cell office:value-type="string">
            <text:p>Ville</text:p>
          </table:table-cell>
        </table:table-row>
        <table:table-row table:style-name="ro1">
          <table:table-cell table:number-columns-repeated="3"/>
          <table:table-cell office:value-type="string">
            <text:p>commissionep_etatcommissionep</text:p>
          </table:table-cell>
          <table:table-cell office:value-type="string">
            <text:p>État</text:p>
          </table:table-cell>
        </table:table-row>
        <table:table-row table:style-name="ro1">
          <table:table-cell table:number-columns-repeated="3"/>
          <table:table-cell office:value-type="string">
            <text:p>commissionep_raisonannulation</text:p>
          </table:table-cell>
          <table:table-cell office:value-type="string">
            <text:p>Raison de l'annulation</text:p>
          </table:table-cell>
        </table:table-row>
        <table:table-row table:style-name="ro1">
          <table:table-cell table:number-columns-repeated="2"/>
          <table:table-cell office:value-type="string">
            <text:p>Pour l'EP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ep_name</text:p>
          </table:table-cell>
          <table:table-cell office:value-type="string">
            <text:p>Nom</text:p>
          </table:table-cell>
        </table:table-row>
        <table:table-row table:style-name="ro1">
          <table:table-cell table:number-columns-repeated="3"/>
          <table:table-cell office:value-type="string">
            <text:p>ep_identifiant</text:p>
          </table:table-cell>
          <table:table-cell office:value-type="string">
            <text:p>Identifiant</text:p>
          </table:table-cell>
        </table:table-row>
        <table:table-row table:style-name="ro1">
          <table:table-cell table:number-columns-repeated="2"/>
          <table:table-cell office:value-type="string">
            <text:p>Pour le regroupement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>
            <text:p>ep_regroupementep_name</text:p>
          </table:table-cell>
          <table:table-cell office:value-type="string">
            <text:p>Nom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Pour le membre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prenom</text:p>
          </table:table-cell>
          <table:table-cell office:value-type="string">
            <text:p>Prénom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tel</text:p>
          </table:table-cell>
          <table:table-cell office:value-type="string">
            <text:p>Numéro de téléphon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mail</text:p>
          </table:table-cell>
          <table:table-cell office:value-type="string">
            <text:p>Mail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codepostal</text:p>
          </table:table-cell>
          <table:table-cell office:value-type="string">
            <text:p>Code postal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ville</text:p>
          </table:table-cell>
          <table:table-cell office:value-type="string">
            <text:p>Vill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membreep_organisme</text:p>
          </table:table-cell>
          <table:table-cell office:value-type="string">
            <text:p>Organisme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fonctionmembreep_name</text:p>
          </table:table-cell>
          <table:table-cell office:value-type="string">
            <text:p>Fonction</text:p>
          </table:table-cell>
        </table:table-row>
      </table:table>
      <table:table table:name="PV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ction</text:p>
          </table:table-cell>
          <table:table-cell office:value-type="string">
            <text:p>A quoi correspondent les variables ?</text:p>
          </table:table-cell>
          <table:table-cell office:value-type="string">
            <text:p>Nom de la variab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a commission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_time</text:p>
          </table:table-cell>
          <table:table-cell office:value-type="string">
            <text:p>Heure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dateseance</text:p>
          </table:table-cell>
          <table:table-cell office:value-type="string">
            <text:p>Jour de début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salle</text:p>
          </table:table-cell>
          <table:table-cell office:value-type="string">
            <text:p>Salle où aura lieu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observations</text:p>
          </table:table-cell>
          <table:table-cell office:value-type="string">
            <text:p>Observ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lieuseance</text:p>
          </table:table-cell>
          <table:table-cell office:value-type="string">
            <text:p>Lieu de la com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adresseseance</text:p>
          </table:table-cell>
          <table:table-cell office:value-type="string">
            <text:p>Adres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codepostalseance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villeseanc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tatcommissionep</text:p>
          </table:table-cell>
          <table:table-cell office:value-type="string">
            <text:p>Ét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raisonannulation</text:p>
          </table:table-cell>
          <table:table-cell office:value-type="string">
            <text:p>Raison de l'annul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'EP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identifiant</text:p>
          </table:table-cell>
          <table:table-cell office:value-type="string">
            <text:p>Identifi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Pour le regroupement  :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ommissionep_ep_regroupementep_name</text:p>
          </table:table-cell>
          <table:table-cell office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Quelques chiffres :</text:p>
          </table:table-cell>
          <table:table-cell table:style-name="ce2"/>
          <table:table-cell/>
          <table:table-cell table:style-name="Default"/>
          <table:table-cell table:number-columns-repeated="5"/>
          <table:table-cell office:value-type="string">
            <text:p>text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present_count</text:p>
          </table:table-cell>
          <table:table-cell office:value-type="string">
            <text:p>Nombre total de membres présent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excuse_count</text:p>
          </table:table-cell>
          <table:table-cell office:value-type="string">
            <text:p>Nombre total de membres excusé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absent_count</text:p>
          </table:table-cell>
          <table:table-cell office:value-type="string">
            <text:p>Nombre total de membres absent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presences_remplacepar_count</text:p>
          </table:table-cell>
          <table:table-cell office:value-type="string">
            <text:p>Nombre total de membres remplacé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reorientationseps93_count</text:p>
          </table:table-cell>
          <table:table-cell office:value-type="string">
            <text:p>Nombre de dossiers passant pour la thématique « réorientation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isinesbilansparcourseps66_count</text:p>
          </table:table-cell>
          <table:table-cell office:value-type="string">
            <text:p>Nombre de dossiers passant pour la thématique « saisinebilanparcours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isinespdoseps66_count</text:p>
          </table:table-cell>
          <table:table-cell office:value-type="string">
            <text:p>Nombre de dossiers passant pour la thématique « saisinepdo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respectssanctionseps93_count</text:p>
          </table:table-cell>
          <table:table-cell office:value-type="string">
            <text:p>Nombre de dossiers passant pour la thématique « nonrespectsanction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defautsinsertionseps66_count</text:p>
          </table:table-cell>
          <table:table-cell office:value-type="string">
            <text:p>Nombre de dossiers passant pour la thématique « defautinsertionep66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orientationsproseps58_count</text:p>
          </table:table-cell>
          <table:table-cell office:value-type="string">
            <text:p>Nombre de dossiers passant pour la thématique « nonorientationpro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nonorientationsproseps93_count</text:p>
          </table:table-cell>
          <table:table-cell office:value-type="string">
            <text:p>Nombre de dossiers passant pour la thématique « nonorientationpro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regressionsorientationseps58_count</text:p>
          </table:table-cell>
          <table:table-cell office:value-type="string">
            <text:p>Nombre de dossiers passant pour la thématique « regressionorientation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nctionseps58_count</text:p>
          </table:table-cell>
          <table:table-cell office:value-type="string">
            <text:p>Nombre de dossiers passant pour la thématique « sanction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ignalementseps93_count</text:p>
          </table:table-cell>
          <table:table-cell office:value-type="string">
            <text:p>Nombre de dossiers passant pour la thématique « signalementep93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sanctionsrendezvouseps58_count</text:p>
          </table:table-cell>
          <table:table-cell office:value-type="string">
            <text:p>Nombre de dossiers passant pour la thématique « sanctionrendezvousep58 »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office:value-type="string">
            <text:p>nbdossiers_contratscomplexeseps93_count</text:p>
          </table:table-cell>
          <table:table-cell office:value-type="string">
            <text:p>Nombre de dossiers passant pour la thématique « contratcomplexeep93 »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Décision sur le dossier d'EP de la personne :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dossierep_themeep</text:p>
          </table:table-cell>
          <table:table-cell office:value-type="string">
            <text:p>Nom de la thématique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office:value-type="string">
            <text:p>Pour la personne :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qual</text:p>
          </table:table-cell>
          <table:table-cell office:value-type="string">
            <text:p>Civilité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</text:p>
          </table:table-cell>
          <table:table-cell office:value-type="string">
            <text:p>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</text:p>
          </table:table-cell>
          <table:table-cell office:value-type="string">
            <text:p>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nai</text:p>
          </table:table-cell>
          <table:table-cell office:value-type="string">
            <text:p>Nom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2</text:p>
          </table:table-cell>
          <table:table-cell office:value-type="string">
            <text:p>Second 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renom3</text:p>
          </table:table-cell>
          <table:table-cell office:value-type="string">
            <text:p>Troisième prénom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omcomnai</text:p>
          </table:table-cell>
          <table:table-cell office:value-type="string">
            <text:p>Nom de la commune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nai</text:p>
          </table:table-cell>
          <table:table-cell office:value-type="string">
            <text:p>Date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rgnai</text:p>
          </table:table-cell>
          <table:table-cell office:value-type="string">
            <text:p>Rang de naissanc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typedtnai</text:p>
          </table:table-cell>
          <table:table-cell office:value-type="string">
            <text:p>Quelles parties de la date de naissance sont connues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ir</text:p>
          </table:table-cell>
          <table:table-cell office:value-type="string">
            <text:p>NIR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topvalec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sexe</text:p>
          </table:table-cell>
          <table:table-cell office:value-type="string">
            <text:p>Sex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at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nat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pieecpres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idassedic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agenpoleemplo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dtinscpoleemploi</text:p>
          </table:table-cell>
          <table:table-cell table:number-columns-repeated="1020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fixe</text:p>
          </table:table-cell>
          <table:table-cell office:value-type="string">
            <text:p>Numéro de téléphone fix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personne_numport</text:p>
          </table:table-cell>
          <table:table-cell office:value-type="string">
            <text:p>Numéro de téléphone portable de la person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locaadr</text:p>
          </table:table-cell>
          <table:table-cell table:style-name="Default" office:value-type="string">
            <text:p>Vill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numcomptt</text:p>
          </table:table-cell>
          <table:table-cell office:value-type="string">
            <text:p>Numéro de comune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table:style-name="Default" office:value-type="string">
            <text:p>adresse_codepos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office:value-type="string">
            <text:p>Pour les thématiques :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decisionnonorientationproep58_etape </text:p>
          </table:table-cell>
          <table:table-cell table:style-name="Default" office:value-type="string">
            <text:p>Etape de la décision pour la thématique « nonorientationpro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nonorientationproep58_decision </text:p>
          </table:table-cell>
          <table:table-cell table:style-name="Default" office:value-type="string">
            <text:p>Décision pour la thématique « nonorientationpro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nonorientationproep58_commentaire </text:p>
          </table:table-cell>
          <table:table-cell table:style-name="Default" office:value-type="string">
            <text:p>Commentaire supplémentaire pour la thématique « nonorientationpro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nonorientationproep58_raisonnonpassage </text:p>
          </table:table-cell>
          <table:table-cell table:style-name="Default" office:value-type="string">
            <text:p>Raison d'annulation ou de report du dossier d'EP pour la thématique « nonorientationpro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regressionorientationep58_datedemande </text:p>
          </table:table-cell>
          <table:table-cell table:style-name="Default" office:value-type="string">
            <text:p>Date de demande de réorientation pour la thématique « regressionorientation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regressionorientationep58_commentaire </text:p>
          </table:table-cell>
          <table:table-cell table:style-name="Default" office:value-type="string">
            <text:p>Commentaire lors de la demande de réorientation pour la thématique « regressionorientation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regressionorientationep58_etape </text:p>
          </table:table-cell>
          <table:table-cell table:style-name="Default" office:value-type="string">
            <text:p>Etape de la décision pour la thématique « regressionorientation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decisionregressionorientationep58_commentaire </text:p>
          </table:table-cell>
          <table:table-cell table:style-name="Default" office:value-type="string">
            <text:p>Décision pour la thématique « regressionorientation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decisionregressionorientationep58_decision </text:p>
          </table:table-cell>
          <table:table-cell table:style-name="Default" office:value-type="string">
            <text:p>Commentaire supplémentaire pour la thématique « regressionorientationep58 »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decisionregressionorientationep58_raisonnonpassage </text:p>
          </table:table-cell>
          <table:table-cell table:style-name="Default" office:value-type="string">
            <text:p>Raison d'annulation ou de report du dossier d'EP pour la thématique « regressionorientation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sanctionep58_origine </text:p>
          </table:table-cell>
          <table:table-cell table:style-name="Default" office:value-type="string">
            <text:p>Origine du dossier d'EP pour la thématique « sanction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sanctionep58_commentaire </text:p>
          </table:table-cell>
          <table:table-cell table:style-name="Default" office:value-type="string">
            <text:p>Commentaire supplémentaire pour la thématique « sanction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decisionsanctionep58_etape </text:p>
          </table:table-cell>
          <table:table-cell table:style-name="Default" office:value-type="string">
            <text:p>Étape de la décis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decisionsanctionep58_decision </text:p>
          </table:table-cell>
          <table:table-cell table:style-name="Default" office:value-type="string">
            <text:p>Décision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decisionsanctionep58_commentaire </text:p>
          </table:table-cell>
          <table:table-cell table:style-name="Default" office:value-type="string">
            <text:p>Commentaire supplémentaire pour la thématique « reorientationep93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 table:style-name="Default"/>
          <table:table-cell office:value-type="string">
            <text:p>decisionsanctionep58_raisonnonpassage </text:p>
          </table:table-cell>
          <table:table-cell table:style-name="Default" office:value-type="string">
            <text:p>Raison d'annulation ou de report du dossier d'EP pour la thématique « reorientationep93 »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sanctionrendezvousep58_commentaire </text:p>
          </table:table-cell>
          <table:table-cell table:style-name="Default" office:value-type="string">
            <text:p>Commentaire supplémentaire pour la thématique « sanctionrendezvous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anctionrendezvousep58_etape </text:p>
          </table:table-cell>
          <table:table-cell table:style-name="Default" office:value-type="string">
            <text:p>Etape de la décision pour la thématique « sanctionrendezvous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anctionrendezvousep58_decision </text:p>
          </table:table-cell>
          <table:table-cell table:style-name="Default" office:value-type="string">
            <text:p>Décision pour la thématique « sanctionrendezvousep58 »</text:p>
          </table:table-cell>
          <table:table-cell table:number-columns-repeated="1019"/>
        </table:table-row>
        <table:table-row table:style-name="ro1">
          <table:table-cell office:value-type="string">
            <text:p><text:s text:c="6"/></text:p>
          </table:table-cell>
          <table:table-cell table:style-name="ce3" office:value-type="string">
            <text:p>Decisionseps</text:p>
          </table:table-cell>
          <table:table-cell/>
          <table:table-cell office:value-type="string">
            <text:p>decisionsanctionrendezvousep58_commentaire </text:p>
          </table:table-cell>
          <table:table-cell table:style-name="Default" office:value-type="string">
            <text:p>Commentaire supplémentaire pour la thématique « sanctionrendezvousep58 »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Decisionseps</text:p>
          </table:table-cell>
          <table:table-cell/>
          <table:table-cell office:value-type="string">
            <text:p>decisionsanctionrendezvousep58_raisonnonpassage</text:p>
          </table:table-cell>
          <table:table-cell table:style-name="Default" office:value-type="string">
            <text:p>Raison d'annulation ou de report du dossier d'EP pour la thématique « sanctionrendezvousep58 »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éponses des membres :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membreep_fonctionmembreep_nam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qual</text:p>
          </table:table-cell>
          <table:table-cell table:style-name="ce2" office:value-type="string">
            <text:p>Civilité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</text:p>
          </table:table-cell>
          <table:table-cell table:style-name="ce2" office:value-type="string">
            <text:p>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prenom</text:p>
          </table:table-cell>
          <table:table-cell office:value-type="string">
            <text:p>Préno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el</text:p>
          </table:table-cell>
          <table:table-cell office:value-type="string">
            <text:p>Numéro de téléph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mail</text:p>
          </table:table-cell>
          <table:table-cell office:value-type="string">
            <text:p>Mai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umvoie</text:p>
          </table:table-cell>
          <table:table-cell office:value-type="string">
            <text:p>Numéro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typevoie</text:p>
          </table:table-cell>
          <table:table-cell office:value-type="string">
            <text:p>Type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nomvoie</text:p>
          </table:table-cell>
          <table:table-cell office:value-type="string">
            <text:p>Nom de voie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mpladr</text:p>
          </table:table-cell>
          <table:table-cell office:value-type="string">
            <text:p>Complément de l'adres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codepostal</text:p>
          </table:table-cell>
          <table:table-cell office:value-type="string">
            <text:p>Code po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ville</text:p>
          </table:table-cell>
          <table:table-cell office:value-type="string">
            <text:p>Vill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onses_confirme</text:p>
          </table:table-cell>
          <table:table-cell/>
          <table:table-cell office:value-type="string">
            <text:p>remplacantmembreep_organisme</text:p>
          </table:table-cell>
          <table:table-cell office:value-type="string">
            <text:p>Organis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ponses_remplacepar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decli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ponses_nonrenseigne</text:p>
          </table:table-cell>
          <table:table-cell/>
          <table:table-cell office:value-type="string">
            <text:p>Champs identiques à ceux de la section précédente</text:p>
          </table:table-cell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30/05/2011</text:date>, <text:time>14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dumont </meta:initial-creator>
    <meta:creation-date>2011-05-25T14:41:42</meta:creation-date>
    <dc:date>2011-05-30T14:03:25</dc:date>
    <dc:creator>aauzolat </dc:creator>
    <meta:editing-duration>PT11H17M13S</meta:editing-duration>
    <meta:editing-cycles>54</meta:editing-cycles>
    <meta:generator>OpenOffice.org/3.2$Linux OpenOffice.org_project/320m19$Build-9505</meta:generator>
    <meta:document-statistic meta:table-count="4" meta:cell-count="658" meta:object-count="0"/>
  </office:meta>
</office:document-meta>
</file>